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1.778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3.67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ICP_pose_pub_ti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last time</text:p>
          </table:table-cell>
          <table:table-cell office:value-type="string" calcext:value-type="string">
            <text:p><text:s/>this time</text:p>
          </table:table-cell>
          <table:table-cell office:value-type="string" calcext:value-type="string">
            <text:p><text:s/>pub duration</text:p>
          </table:table-cell>
          <table:table-cell office:value-type="string" calcext:value-type="string">
            <text:p><text:s/>pub duration avg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0461393" calcext:value-type="float">
            <text:p>0.00461393</text:p>
          </table:table-cell>
          <table:table-cell table:formula="of:=AVERAGE([.C2:.C135])" office:value-type="float" office:value="0.121804829328358" calcext:value-type="float">
            <text:p>0.121804829328358</text:p>
          </table:table-cell>
          <table:table-cell table:formula="of:=MAX([.C2:.C135])" office:value-type="float" office:value="0.213044" calcext:value-type="float">
            <text:p>0.213044</text:p>
          </table:table-cell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206389" calcext:value-type="float">
            <text:p>0.20638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4884" calcext:value-type="float">
            <text:p>0.13488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79722" calcext:value-type="float">
            <text:p>0.17972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7456" calcext:value-type="float">
            <text:p>0.13745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83978" calcext:value-type="float">
            <text:p>0.18397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4641" calcext:value-type="float">
            <text:p>0.13464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03523" calcext:value-type="float">
            <text:p>0.10352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75947" calcext:value-type="float">
            <text:p>0.17594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70887" calcext:value-type="float">
            <text:p>0.17088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28965" calcext:value-type="float">
            <text:p>0.12896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41012" calcext:value-type="float">
            <text:p>0.14101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76498" calcext:value-type="float">
            <text:p>0.17649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7061" calcext:value-type="float">
            <text:p>0.13706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3287" calcext:value-type="float">
            <text:p>0.13328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78055" calcext:value-type="float">
            <text:p>0.17805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3591" calcext:value-type="float">
            <text:p>0.13359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42248" calcext:value-type="float">
            <text:p>0.14224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7107" calcext:value-type="float">
            <text:p>0.13710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68136" calcext:value-type="float">
            <text:p>0.16813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74264" calcext:value-type="float">
            <text:p>0.17426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4056" calcext:value-type="float">
            <text:p>0.1405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9761" calcext:value-type="float">
            <text:p>0.13976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77628" calcext:value-type="float">
            <text:p>0.17762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893858" calcext:value-type="float">
            <text:p>0.089385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43603" calcext:value-type="float">
            <text:p>0.14360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494853" calcext:value-type="float">
            <text:p>0.049485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73862" calcext:value-type="float">
            <text:p>0.1738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838028" calcext:value-type="float">
            <text:p>0.083802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9119" calcext:value-type="float">
            <text:p>0.0911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898431" calcext:value-type="float">
            <text:p>0.089843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876169" calcext:value-type="float">
            <text:p>0.08761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2606" calcext:value-type="float">
            <text:p>0.13260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564558" calcext:value-type="float">
            <text:p>0.056455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25575" calcext:value-type="float">
            <text:p>0.12557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3806" calcext:value-type="float">
            <text:p>0.13380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45262" calcext:value-type="float">
            <text:p>0.0452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29" calcext:value-type="float">
            <text:p>0.12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915502" calcext:value-type="float">
            <text:p>0.091550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5355" calcext:value-type="float">
            <text:p>0.13535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463265" calcext:value-type="float">
            <text:p>0.046326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6759" calcext:value-type="float">
            <text:p>0.13675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54684" calcext:value-type="float">
            <text:p>0.05468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61769" calcext:value-type="float">
            <text:p>0.1617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845534" calcext:value-type="float">
            <text:p>0.084553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954192" calcext:value-type="float">
            <text:p>0.095419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929916" calcext:value-type="float">
            <text:p>0.09299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873429" calcext:value-type="float">
            <text:p>0.087342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6308" calcext:value-type="float">
            <text:p>0.13630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40345" calcext:value-type="float">
            <text:p>0.14034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531757" calcext:value-type="float">
            <text:p>0.053175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0528" calcext:value-type="float">
            <text:p>0.13052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87792" calcext:value-type="float">
            <text:p>0.08779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976688" calcext:value-type="float">
            <text:p>0.097668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19416" calcext:value-type="float">
            <text:p>0.1194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917804" calcext:value-type="float">
            <text:p>0.091780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876379" calcext:value-type="float">
            <text:p>0.087637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0979" calcext:value-type="float">
            <text:p>0.13097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959357" calcext:value-type="float">
            <text:p>0.095935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592551" calcext:value-type="float">
            <text:p>0.059255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21653" calcext:value-type="float">
            <text:p>0.12165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887345" calcext:value-type="float">
            <text:p>0.088734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944625" calcext:value-type="float">
            <text:p>0.09446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2328" calcext:value-type="float">
            <text:p>0.13232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74885" calcext:value-type="float">
            <text:p>0.17488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2442" calcext:value-type="float">
            <text:p>0.13244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42043" calcext:value-type="float">
            <text:p>0.14204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42295" calcext:value-type="float">
            <text:p>0.14229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28646" calcext:value-type="float">
            <text:p>0.12864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882974" calcext:value-type="float">
            <text:p>0.088297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43347" calcext:value-type="float">
            <text:p>0.14334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427368" calcext:value-type="float">
            <text:p>0.04273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4487" calcext:value-type="float">
            <text:p>0.1448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212021" calcext:value-type="float">
            <text:p>0.21202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2888" calcext:value-type="float">
            <text:p>0.1288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41962" calcext:value-type="float">
            <text:p>0.1419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66311" calcext:value-type="float">
            <text:p>0.16631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636" calcext:value-type="float">
            <text:p>0.1363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2799" calcext:value-type="float">
            <text:p>0.13279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1292" calcext:value-type="float">
            <text:p>0.13129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40941" calcext:value-type="float">
            <text:p>0.14094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573" calcext:value-type="float">
            <text:p>0.1357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74591" calcext:value-type="float">
            <text:p>0.17459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82573" calcext:value-type="float">
            <text:p>0.18257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5365" calcext:value-type="float">
            <text:p>0.13536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5721" calcext:value-type="float">
            <text:p>0.13572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75672" calcext:value-type="float">
            <text:p>0.17567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7839" calcext:value-type="float">
            <text:p>0.13783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1304" calcext:value-type="float">
            <text:p>0.13130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2252" calcext:value-type="float">
            <text:p>0.13225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79668" calcext:value-type="float">
            <text:p>0.1796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928152" calcext:value-type="float">
            <text:p>0.092815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4526" calcext:value-type="float">
            <text:p>0.13452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878356" calcext:value-type="float">
            <text:p>0.087835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905897" calcext:value-type="float">
            <text:p>0.090589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566205" calcext:value-type="float">
            <text:p>0.056620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62169" calcext:value-type="float">
            <text:p>0.1621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48458" calcext:value-type="float">
            <text:p>0.04845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9642" calcext:value-type="float">
            <text:p>0.13964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955288" calcext:value-type="float">
            <text:p>0.095528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562108" calcext:value-type="float">
            <text:p>0.056210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59494" calcext:value-type="float">
            <text:p>0.15949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91279" calcext:value-type="float">
            <text:p>0.09127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970963" calcext:value-type="float">
            <text:p>0.097096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85151" calcext:value-type="float">
            <text:p>0.08515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0225" calcext:value-type="float">
            <text:p>0.1302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887621" calcext:value-type="float">
            <text:p>0.088762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8878" calcext:value-type="float">
            <text:p>0.13887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912573" calcext:value-type="float">
            <text:p>0.091257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94911" calcext:value-type="float">
            <text:p>0.09491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3351" calcext:value-type="float">
            <text:p>0.13335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498597" calcext:value-type="float">
            <text:p>0.049859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927373" calcext:value-type="float">
            <text:p>0.092737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2423" calcext:value-type="float">
            <text:p>0.1242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28025" calcext:value-type="float">
            <text:p>0.1280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894856" calcext:value-type="float">
            <text:p>0.089485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03615" calcext:value-type="float">
            <text:p>0.10361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567888" calcext:value-type="float">
            <text:p>0.056788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2146" calcext:value-type="float">
            <text:p>0.1214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953999" calcext:value-type="float">
            <text:p>0.095399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896764" calcext:value-type="float">
            <text:p>0.089676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0825" calcext:value-type="float">
            <text:p>0.1308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882591" calcext:value-type="float">
            <text:p>0.088259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993803" calcext:value-type="float">
            <text:p>0.099380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76737" calcext:value-type="float">
            <text:p>0.17673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445" calcext:value-type="float">
            <text:p>0.144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05964" calcext:value-type="float">
            <text:p>0.10596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213044" calcext:value-type="float">
            <text:p>0.21304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1385" calcext:value-type="float">
            <text:p>0.13138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0970645" calcext:value-type="float">
            <text:p>0.097064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41173" calcext:value-type="float">
            <text:p>0.14117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9674" calcext:value-type="float">
            <text:p>0.13967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211697" calcext:value-type="float">
            <text:p>0.21169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6950000" calcext:value-type="float">
            <text:p>1706950000</text:p>
          </table:table-cell>
          <table:table-cell office:value-type="float" office:value="0.138765" calcext:value-type="float">
            <text:p>0.13876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TC" style:language-asian="zh" style:country-asian="TW" style:font-name-complex="Noto Sans CJK T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3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2-03T17:50:04.046527217</dc:date>
    <meta:editing-duration>PT8M15S</meta:editing-duration>
    <meta:editing-cycles>1</meta:editing-cycles>
    <meta:document-statistic meta:table-count="1" meta:cell-count="409" meta:object-count="0"/>
    <meta:generator>LibreOffice/6.4.7.2$Linux_X86_64 LibreOffice_project/40$Build-2</meta:generator>
  </office:meta>
</office:document-meta>
</file>